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justify" style:justify-single-word="false"/>
    </style:style>
    <style:style style:name="P2" style:family="paragraph" style:parent-style-name="Standard">
      <style:paragraph-properties fo:margin-top="0cm" fo:margin-bottom="0.199cm" loext:contextual-spacing="false" fo:text-align="center" style:justify-single-word="false"/>
    </style:style>
    <style:style style:name="P3" style:family="paragraph" style:parent-style-name="Standard">
      <style:paragraph-properties fo:margin-top="0cm" fo:margin-bottom="0.199cm" loext:contextual-spacing="false" fo:text-align="center" style:justify-single-word="false"/>
      <style:text-properties officeooo:paragraph-rsid="000cee88"/>
    </style:style>
    <style:style style:name="P4" style:family="paragraph" style:parent-style-name="Standard" style:list-style-name="L4">
      <style:paragraph-properties fo:margin-top="0cm" fo:margin-bottom="0.101cm" loext:contextual-spacing="false"/>
      <style:text-properties officeooo:paragraph-rsid="000eebad"/>
    </style:style>
    <style:style style:name="P5" style:family="paragraph" style:parent-style-name="Standard">
      <style:paragraph-properties fo:margin-top="0cm" fo:margin-bottom="0.101cm" loext:contextual-spacing="false" fo:text-align="justify" style:justify-single-word="false"/>
    </style:style>
    <style:style style:name="P6" style:family="paragraph" style:parent-style-name="Standard" style:list-style-name="L1">
      <style:paragraph-properties fo:margin-top="0cm" fo:margin-bottom="0.101cm" loext:contextual-spacing="false" fo:text-align="justify" style:justify-single-word="false"/>
      <style:text-properties officeooo:paragraph-rsid="000cee88"/>
    </style:style>
    <style:style style:name="P7" style:family="paragraph" style:parent-style-name="Standard">
      <style:paragraph-properties fo:margin-top="0cm" fo:margin-bottom="0.101cm" loext:contextual-spacing="false" fo:text-align="justify" style:justify-single-word="false"/>
      <style:text-properties officeooo:paragraph-rsid="0013a1f8"/>
    </style:style>
    <style:style style:name="P8" style:family="paragraph" style:parent-style-name="Standard" style:list-style-name="L2">
      <style:paragraph-properties fo:margin-top="0cm" fo:margin-bottom="0.101cm" loext:contextual-spacing="false" fo:text-align="start" style:justify-single-word="false"/>
      <style:text-properties officeooo:paragraph-rsid="000eebad"/>
    </style:style>
    <style:style style:name="P9" style:family="paragraph" style:parent-style-name="Title">
      <style:text-properties fo:font-size="18pt" style:font-size-asian="18pt" style:font-size-complex="18pt"/>
    </style:style>
    <style:style style:name="T1" style:family="text">
      <style:text-properties officeooo:rsid="000cee88"/>
    </style:style>
    <style:style style:name="T2" style:family="text">
      <style:text-properties fo:font-style="italic" style:font-style-asian="italic" style:font-style-complex="italic"/>
    </style:style>
    <style:style style:name="T3" style:family="text">
      <style:text-properties fo:font-style="italic" officeooo:rsid="001205c6" style:font-style-asian="italic" style:font-style-complex="italic"/>
    </style:style>
    <style:style style:name="T4" style:family="text">
      <style:text-properties fo:font-style="italic" officeooo:rsid="0013a1f8"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3a1f8" style:font-weight-asian="bold" style:font-weight-complex="bold"/>
    </style:style>
    <style:style style:name="T7" style:family="text">
      <style:text-properties officeooo:rsid="000f46a2"/>
    </style:style>
    <style:style style:name="T8" style:family="text">
      <style:text-properties officeooo:rsid="00111277"/>
    </style:style>
    <style:style style:name="T9" style:family="text">
      <style:text-properties officeooo:rsid="001205c6"/>
    </style:style>
    <style:style style:name="T10" style:family="text">
      <style:text-properties officeooo:rsid="0013a1f8"/>
    </style:style>
    <style:style style:name="T11" style:family="text">
      <style:text-properties officeooo:rsid="0013f6ef"/>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rundlagen sozialwissenschaftlicher Denkweisen</text:p>
      <text:p text:style-name="P2">Hans Pühretmayer und Armin Puller</text:p>
      <text:p text:style-name="P2">Fakultät für Sozialwissenschaften, Universität Wien</text:p>
      <text:p text:style-name="P3">https://www.univie.ac.at/sowi-online/esowi/cp/denkenpowi/denkenpowi-37.html</text:p>
      <text:h text:style-name="Heading_20_2" text:outline-level="2">5 Forschungsansatz IV: Kritischer Realismus</text:h>
      <text:p text:style-name="P5">Der Kritische Realismus stellt einen neuen und eigenständigen <text:span text:style-name="T2">wissenschaftstheoretischen</text:span> Ansatz dar, der sich in der <text:span text:style-name="T2">Kritik an positivistischen (empiristischen) Konzeptionen </text:span>sowie in der kritischen Auseinandersetzung sowohl mit der Struktur-Handlungs-Theorie von Anthony Giddens als auch <text:span text:style-name="T2">mit poststrukturalistischen und hermeneutischen Theorien </text:span>herausgebildet hat. (Der Kritische Realismus ist keinesfalls mit dem kritischen Rationalismus von Karl R. Popper zu verwechseln!)</text:p>
      <text:p text:style-name="P5">Als "Begründer" des Kritischer Realismus kann der britisch-indische Philosoph und Ökonom <text:span text:style-name="T5">Roy Bhaskar</text:span> (geb. 1944) gelten: Bhaskar hat als erster systematisch eine kritisch-realistische Wissen<text:span text:style-name="T7">­</text:span>schaftstheorie entwickelt und ausformuliert. Selbstverständlich bezieht er sich dabei auf verschiede<text:span text:style-name="T7">­</text:span>ne AutorInnen (z.B. Rom Harré, Mary Hesse, Louis Althusser), die vor ihm oder zur gleichen Zeit teilweise ähnliche Argumente publiziert hatten, an die Bhaskar dann anknüpfen bzw. sie umarbeiten und mit neuen Thesen zu einer eigenständigen Theorie verbinden konnte.</text:p>
      <text:p text:style-name="P5">Eine seiner zentralen Absichten war, eine philosophische, wissenschaftstheoretische Analyse darü<text:span text:style-name="T7">­</text:span>ber anzustellen, wie Wissenschaften real handeln, wie der reale Prozess der Produktion von wissen<text:span text:style-name="T7">­</text:span>schaftlichen Erkenntnissen abläuft.</text:p>
      <text:p text:style-name="P5">Wie funktioniert wissenschaftliche Erkenntnisproduktion? Der Kritische Realismus fragt danach, <text:span text:style-name="T5">wie wissenschaftliche Erkenntnisproduktionsprozesse wirklich funktionieren</text:span>. Dabei werden folgende Aspekte betont:</text:p>
      <text:list xml:id="list1510208411" text:style-name="L1">
        <text:list-item>
          <text:p text:style-name="P6">Wissenschaft (d.h. die Produktion wissenschaftlicher Erkenntnisse) wird in der Regel nicht von isolierten einzelnen WissenschaftlerInnen betrieben, sondern sie ist eine <text:span text:style-name="T2">gesellschaftliche Aktivität</text:span>, die meist institutionalisiert (universitär oder außeruniversitär) ausgeübt wird und somit nicht nur ein individuelles Phänomen ist.</text:p>
        </text:list-item>
        <text:list-item>
          <text:p text:style-name="P6">Wissenschaftliche Praxis fängt nie "bei Null" an (darauf hat vor allem Gaston Bachelard, ein französischer Wissenschaftstheoretiker und Wissenschaftshistoriker des 20. Jahrhunderts, hin<text:span text:style-name="T7">­</text:span>gewiesen), sie bezieht sich immer auf vorangehendes (meist ideologisches) Wissen und ver<text:span text:style-name="T7">­</text:span>ändert dieses, sie <text:span text:style-name="T2">erschafft also nicht, sondern transformiert Wissen</text:span>.</text:p>
        </text:list-item>
        <text:list-item>
          <text:p text:style-name="P6">Wissenschaft geht mit <text:span text:style-name="T2">spezifischen Mitteln </text:span>(z.B. Theorien, gesellschaftlich produzierte Instru<text:span text:style-name="T7">­</text:span>mente) an dieses bisher produzierte Wissen heran.</text:p>
        </text:list-item>
        <text:list-item>
          <text:p text:style-name="P6">Wissenschaft ist also <text:span text:style-name="T2">Arbeit bzw. Produktion </text:span>(von Erkenntnissen), d.h. die Veränderung von – teilweise wiederum vorher gesellschaftlich produzierten – Rohmaterialien (früher erzeugtes Wissen, Vorstellungen über den Untersuchungsgegenstand) mittels Produktionsmitteln (Gesellschafts- und Wissenschaftstheorien, theoriegeleitete Datenerhebung und Datenau<text:span text:style-name="T7">s</text:span>wer<text:span text:style-name="T7">­</text:span>tung) in einem bestimmten wissenschaftlichen und gesellschaftlichen Kontext.</text:p>
        </text:list-item>
        <text:list-item>
          <text:p text:style-name="P6">Wissenschaftliche Erkenntnis hat immer diese beiden Aspekte: 1. Erkenntnis ist ein – <text:span text:style-name="T2">stets vorläufiges </text:span>– Ergebnis eines Produktionsprozesses. 2. <text:span text:style-name="T2">Erkenntnis ist immer Erkenntnis von etwas</text:span>.</text:p>
        </text:list-item>
        <text:list-item>
          <text:p text:style-name="P6">Wissenschaften produzieren (stets revidierbare) Erkenntnisse über eine Realität, welche die jeweilig forschenden Wissenschaft<text:span text:style-name="T1">l</text:span>erInnen in der Regel nicht selber durch ihre Forschungen hergestellt haben.</text:p>
        </text:list-item>
        <text:list-item>
          <text:p text:style-name="P6">Wissenschaft ist ein – nie abschließbarer – <text:span text:style-name="T2">Prozess-in-Bewegung </text:span>(d.h. es kann niemand bean<text:span text:style-name="T7">­</text:span>spruchen, zu einem bestimmten Problem eine letzte, endgültige Antwort gefunden zu haben).</text:p>
        </text:list-item>
        <text:list-item>
          <text:p text:style-name="P6"><text:soft-page-break/>WissenschaftlerInnen müssen aufgrund der Differenz zwischen wissenschaftlichem und Alltags-Wissen eine längere <text:span text:style-name="T2">Ausbildung </text:span>durchlaufen, um als solche tätig sein zu können.</text:p>
        </text:list-item>
        <text:list-item>
          <text:p text:style-name="P6">Wissenschaftliche Erkenntnisse werden in den verschiedenen gesellschaftlichen Bereichen und Situationen angewendet. (Bhaskar 2008/1975; 1998/1979)</text:p>
        </text:list-item>
      </text:list>
      <text:h text:style-name="Heading_20_3" text:outline-level="3">5.1 Positivismuskritik und der wissenschaftliche Zugang zum Realen</text:h>
      <text:h text:style-name="P1" text:outline-level="4">Kritik des Kritische<text:span text:style-name="T8">n</text:span> Realismus am Positivismus: Ereignisse werden in einem Zusammenspiel von Handlungen und Strukturen bzw. Mechanismen produziert.</text:h>
      <text:p text:style-name="P5">Für positivistische Ansätze ist nur dasjenige wissenschaftlich relevant, das direkt beobachtbar ist (vgl. Steinmetz 2005) – alles andere wäre Gegenstand von Spekulationen und daher Metaphysik. Zugleich geht der Positivismus davon aus, dass die äußere Realität wesentlichen Einfluss auf unsere Erkenntnisse hat.</text:p>
      <text:p text:style-name="P5"><text:span text:style-name="T2">Der Kritische Realismus argumentiert, dass das, was wir beobachten können, ein Resultat des komplexen Zusammenspiels der "Mechanismen" und "Tendenzen" gesellschaftlicher Strukturen und Handlungen ist.</text:span> Diese Strukturen – z.B. der Staat, die Geschlechterverhältnisse, die Produktions<text:span text:style-name="T8">­</text:span>verhältnisse – sowie die Intentionen, Motivationen, Dispositionen, Vorstellungen etc. von AkteurIn<text:span text:style-name="T8">­</text:span>nen sind meist nicht direkt beobachtbar (sondern nur einzelne Ereignisse und Handlungen von Personen sind es). (Pühretmayer 2005).</text:p>
      <text:h text:style-name="Heading_20_4" text:outline-level="4">Kritischer Realismus: Strukturen und Mechanismen sind real.</text:h>
      <text:p text:style-name="P5">Im Gegensatz zu <text:span text:style-name="T2">hermeneutischen</text:span> (inklusive Phänomenologie, symbolischer Interaktionismus, Ethnographie etc.) und zu <text:span text:style-name="T2">poststrukturalistischen</text:span> und <text:span text:style-name="T2">konstruktivistischen</text:span> Ansätzen argumentiert der Kritische Realismus, dass soziale Strukturen REAL sind, d.h. nicht von uns Forschenden ge- oder erschaffen wurden und werden. Als individuelle oder kollektive AkteurInnen sind wir jedoch prinzipiell sehr wohl in der Lage, diese Strukturen (wie partiell auch immer) zu verändern. (Bhaskar 1997/1975; 1998/1979; Collier 1994; Sayer 1992/1984; 2000).</text:p>
      <text:p text:style-name="P5">Mit <text:span text:style-name="T2">Poststrukturalismus und Konstruktivismus </text:span>argumentiert der Kritische Realismus, dass diese <text:span text:style-name="T2">Strukturen uns nicht direkt zugänglich </text:span>sind, dass wir sie vor allem vermittelt über Sprache wahrneh<text:span text:style-name="T8">­</text:span>men und zu begreifen versuchen, dass <text:span text:style-name="T2">unsere Kategorien</text:span>, mit denen wir dies versuchen, <text:span text:style-name="T2">kulturell spezifisch und gesellschaftlich-kulturell </text:span>geformt sind (vgl. auch Cultural Studies).</text:p>
      <text:p text:style-name="P5">Und dennoch können wir (entgegen begründungsrelativistischen Behauptungen vieler poststruktura<text:span text:style-name="T8">­</text:span>listischer und konstruktivistischer Ansätze) <text:span text:style-name="T2">zwischen besseren und schlechteren Theorien begründet unterscheiden</text:span>, ohne letzte Garantie allerdings. Poststrukturalismus, Konstruktivismus und Herme<text:span text:style-name="T8">­</text:span>neutik bestreiten diese These zwar, praktizieren sie jedoch de facto selbst: Sie beanspruchen logischerweise, dass ihre Thesen besser sind als andere, und dass sie gute Gründe dafür angeben können ("performativer Selbstwiderspruch").</text:p>
      <text:h text:style-name="Heading_20_3" text:outline-level="3">5.2 Kritischer Realismus: Eine Definition</text:h>
      <text:p text:style-name="P5"><text:span text:style-name="T2">Gemeinsam</text:span> ist den kritisch-realistischen, poststrukturalistischen und hermeneutischen Ansätzen eine <text:span text:style-name="T2">Kritik an der Wissenschaftstheorie des Positivismus</text:span>. Sie <text:span text:style-name="T2">unterscheiden sich </text:span>jedoch vor allem darin, wie sie Strukturen konzeptualisieren, welchen Stellenwert und vor allem <text:span text:style-name="T2">welchen Realitäts</text:span><text:span text:style-name="T3">­</text:span><text:span text:style-name="T2">gehalt sie Strukturen beimessen</text:span>.</text:p>
      <text:p text:style-name="P5">Ein Grundgedanke von Roy Bhaskar war, dass jede Wissenschaftlerin und jeder Wissenschaft<text:span text:style-name="T9">l</text:span>er notwendigerweise eine bestimmte Vorstellung davon hat bzw. praktiziert, wie die Welt, die sie bzw. er erforschen will, grundsätzlich aussieht. Dies wird in der Philosophie als "Ontologie" bezeichnet.</text:p>
      <text:p text:style-name="P5">Die <text:span text:style-name="T5">Ontologie </text:span>stellt die <text:span text:style-name="T2">Gesamtheit der Grundannahmen </text:span>über die (gesellschaftliche) Realität dar, die wir treffen, wenn wir etwas analysieren. (Beispiele: In welchem Verhältnis stehen Individuen und Strukturen? Welche <text:span text:style-name="T2">prinzipiellen </text:span>Fähigkeiten werden Individuen sowie Kollektiven und <text:soft-page-break/>Strukturen beigemessen [Freiheit, Determinismus etc.]? Welche prinzipiellen Unterschiede bestehen zwischen Natur, Gesellschaft und Personen? Gibt es nicht-beobachtbare Strukturen oder nur beobachtbare Ereignisse?) – Dem Kritische<text:span text:style-name="T9">n</text:span> Realismus zufolge besteht die Wirklichkeit nicht nur aus dem Beobachtbaren oder aus Erfahrungen, sondern vielmehr aus den (hinter den Ereignissen liegenden und diese produzierenden) Strukturen und Mechanismen im Realen.</text:p>
      <text:p text:style-name="P5"><text:span text:style-name="T5">"Relationale Ontologie"</text:span> bezieht sich auf die Annahme, dass gesellschaftliche Phänomene nur begriffen werden können, wenn man untersucht, in welchen Verhältnissen sie zu anderen gesell<text:span text:style-name="T9">­</text:span>schaftlichen Phänomenen stehen.</text:p>
      <text:p text:style-name="P5"><text:span text:style-name="T5">Realismus </text:span>meint die wissenschaftstheoretische Position, die von der Existenz der Wirklichkeit unabhängig von unserem Wissen über die Wirklichkeit ausgeht. (Argument gegen Anti-Realismus: Die Konzeptabhängigkeit sozialer Phänomene bedeutet nicht, dass soziale Strukturen von den Forschenden diskursiv geschaffen werden. Soziale Strukturen existieren immer auch außerhalb des Diskursiven, d.h. ihre Kräfte und Eigenschaften existieren nicht nur in Diskursen!)</text:p>
      <text:p text:style-name="P5">Die <text:span text:style-name="T5">Epistemologie </text:span>bezieht sich auf Fragen der Bedingungen von Erkenntnisproduktion, d.h. darauf, in welcher Form wir Erkenntnisse über das Existierende gewinnen können (Beispiele: Was ist Wissen? Wie können wir wissen, was wir wissen? etc.). Die Epistemologie basiert immer auf einer bestimmten Ontologie und liegt jeweils methodologischen Annahmen ("Wie, d.h. mit welchen Methoden, können wir Wissen über das Existierende erlangen?" – Beispiele: strukturale, kausale, interpretative etc. Analysen) zugrunde.</text:p>
      <text:p text:style-name="P5"><text:span text:style-name="T5">"Epistemologische Relativität"</text:span> bezieht sich auf die Annahme, dass wir stets mit historisch und kulturell spezifischen sprachlichen Mitteln erkennen. Diese These wird auch von poststruktura<text:span text:style-name="T9">­li</text:span>stischen und konstruktivistischen Ansätzen geteilt, jedoch meist nur in Kombination mit Begrün<text:span text:style-name="T9">­</text:span>dungs<text:span text:style-name="T2">relativismus</text:span>.</text:p>
      <text:p text:style-name="P5">Begründungsrationalität (im Gegensatz zu "Begründungs<text:span text:style-name="T2">relativismus</text:span>") bezieht sich auf die wissen<text:span text:style-name="T10">­</text:span>schaftstheoretische Position, derzufolge es möglich ist, zwischen besseren und schlechteren Theorien zu unterscheiden. Es kann aber selbstverständlich keine Garantie dafür geben, dass eine bestimmte Theorie endgültig wahr wäre: Theorien können immer in neuen Erkenntnisproduktions<text:span text:style-name="T10">­</text:span>prozessen – sofern es gute Begründungen gibt – transformiert, verbessert, ergänzt etc. werden. Insofern würde die Annahme einer "absoluten" oder "endgültigen" Wahrheit der Möglichkeit von Wissenschaft widersprechen.</text:p>
      <text:p text:style-name="P7"><text:span text:style-name="T5">Definition: Der Kritische Realismus kann daher kurz als Verbindung von relationalem nicht-empiristischem ontologischem Realismus, epistemologischer Relativität und Begründungs</text:span><text:span text:style-name="T6">­</text:span><text:span text:style-name="T5">rationalität charakterisiert werden.</text:span> </text:p>
      <text:p text:style-name="P7">(Vgl. Bhaskar 1997/1975; 1998/1979; Collier 1994; Pühretmayer 2005; Sayer 1992/1984; 2000).</text:p>
      <text:h text:style-name="Heading_20_3" text:outline-level="3">5.3 Themen des Kritischer Realismus</text:h>
      <text:p text:style-name="P5"><text:span text:style-name="T5">Themen des Kritische</text:span><text:span text:style-name="T6">n</text:span><text:span text:style-name="T5"> Realismus </text:span>sind (alle) <text:span text:style-name="T2">philosophische(n)</text:span> Fragen, welche die <text:span text:style-name="T2">wissenschaft</text:span><text:span text:style-name="T4">­</text:span><text:span text:style-name="T2">liche Erkenntnis </text:span>betreffen – also alle <text:span text:style-name="T2">wissenschaftstheoretischen Fragen</text:span>. Diese Fragen werden nicht in einem gesellschaftlichen oder philosophischen bzw. philosophiegeschichtlichen Vakuum gestellt, sondern immer im Kontext und in Auseinandersetzung mit konkurrierenden Philosophien, sowie auf der Basis der Entwicklung der Wissenschaften. Philosophische bzw. wissenschaftstheoretische Fragen sind solche, die ergründen, d.i. argumentativ rekonstruieren, welche Annahmen notwen<text:span text:style-name="T11">­</text:span>digerweise gemacht werden müssen, um von Wissenschaft sprechen zu können.</text:p>
      <text:p text:style-name="P5">JedeR Wissenschaft<text:span text:style-name="T11">l</text:span>erIn macht notwendigerweise wissenschaftstheoretische (ontologische und epistemologische) Grundannahmen, allerdings bleiben diese meist implizit und daher unreflektiert. Ein wesentliches Anliegen des Kritischer Realismus ist es, diese Grundannahmen offenzulegen, zu reflektieren und zu begründen zu versuchen.</text:p>
      <text:p text:style-name="P5">Wesentliche VertreterInnen des Kritischer Realismus sind:</text:p>
      <text:list xml:id="list809879203" text:style-name="L2">
        <text:list-item>
          <text:p text:style-name="P8">Philosophie: Roy Bhaskar, Andrew Collier, Chris Norris, Alan Norrie, Ruth Groff</text:p>
        </text:list-item>
        <text:list-item>
          <text:p text:style-name="P8"><text:soft-page-break/>Politikwissenschaft/ Soziologie: Andrew Sayer, Bob Jessop, Margaret Archer, Anna G. Jónasdóttir, Colin Hay, Berth Danermark, George Steinmetz, Caroline New, Bob Carter, Julie Lawson, Stuart McAnulla</text:p>
        </text:list-item>
        <text:list-item>
          <text:p text:style-name="P8">Feministische Theorien: Caroline New, Anna G. Jónasdóttir</text:p>
        </text:list-item>
        <text:list-item>
          <text:p text:style-name="P8">Ökonomie: Tony Lawson, Paul Lewis, Steve Fleetwood</text:p>
        </text:list-item>
        <text:list-item>
          <text:p text:style-name="P8">Pädagogik: Karl Maton, David Scott</text:p>
        </text:list-item>
        <text:list-item>
          <text:p text:style-name="P8">Rechtswissenschaften: Alan Norrie</text:p>
        </text:list-item>
      </text:list>
      <text:h text:style-name="Heading_20_3" text:outline-level="3">Literatur</text:h>
      <text:list xml:id="list1533595740" text:style-name="L4">
        <text:list-item>
          <text:p text:style-name="P4">Archer, Margaret S. (1995): Realist social theory: the morphogenetic approach; Cambridge: Cambridge University Press</text:p>
        </text:list-item>
        <text:list-item>
          <text:p text:style-name="P4">Bhaskar (2008/1975): A Realist Theory of Science; London: Verso</text:p>
        </text:list-item>
        <text:list-item>
          <text:p text:style-name="P4">Bhaskar (1998/1979): The Possibility of Naturalism. A Philosophical Critique of the Contemporary Human Sciences; London / New York: Routledge</text:p>
        </text:list-item>
        <text:list-item>
          <text:p text:style-name="P4">Collier, Andrew (1994): Kritischer Realismus. An Introduction to Roy Bhaskar’s Philosophy; London: Verso</text:p>
        </text:list-item>
        <text:list-item>
          <text:p text:style-name="P4">Hay, Colin (2002): Political Analysis. A Critical Introduction; Basingstoke: Palgrave</text:p>
        </text:list-item>
        <text:list-item>
          <text:p text:style-name="P4">Jessop, Bob (2005): Kritischer Realismus and the Strategic-Relational Approach; in: New Formations 56; 40-53</text:p>
        </text:list-item>
        <text:list-item>
          <text:p text:style-name="P4">Pühretmayer, Hans (2005): Über das Politische des Wissenschaftlichen. Interventionen des Kritischer Realismus in verschiedene Ökonomietheorien; in: Kurswechsel 4/2005; 28-44</text:p>
        </text:list-item>
        <text:list-item>
          <text:p text:style-name="P4">Sayer, Andrew (1992/1984): Method in Social Science. A Realist Approach; London: Hutchinson</text:p>
        </text:list-item>
        <text:list-item>
          <text:p text:style-name="P4">Sayer, Andrew (2000): Realism and Social Science; London: Sage</text:p>
        </text:list-item>
        <text:list-item>
          <text:p text:style-name="P4">Steinmetz, George (2005): The Politics of Method in the Human Sciences. Positivism and its epistemological others; Durham: Duke University Pres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1:18:44.660099578</meta:creation-date>
    <dc:date>2021-01-09T11:54:03.512989231</dc:date>
    <meta:editing-duration>PT23M32S</meta:editing-duration>
    <meta:editing-cycles>7</meta:editing-cycles>
    <meta:generator>LibreOffice/6.4.6.2$Linux_X86_64 LibreOffice_project/40$Build-2</meta:generator>
    <meta:document-statistic meta:table-count="0" meta:image-count="0" meta:object-count="0" meta:page-count="4" meta:paragraph-count="58" meta:word-count="1519" meta:character-count="12783" meta:non-whitespace-character-count="11332"/>
  </office:meta>
</office:document-meta>
</file>